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6" style:family="paragraph" style:parent-style-name="Heading_20_1">
      <style:paragraph-properties fo:margin-left="0cm" fo:margin-right="0cm" fo:margin-top="0.847cm" fo:margin-bottom="0.423cm" style:contextual-spacing="false" style:line-height-at-least="0.9cm" fo:orphans="2" fo:widows="2" fo:text-indent="0cm" style:auto-text-indent="false"/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P7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.212cm" fo:margin-right="0cm" fo:margin-top="0.847cm" fo:margin-bottom="0.499cm" style:contextual-spacing="false" style:line-height-at-least="0.476cm" fo:text-indent="0cm" style:auto-text-indent="false"/>
      <style:text-properties fo:color="#0f1115" loext:opacity="100%" style:font-name="Menlo" fo:font-size="9pt" fo:font-weight="bold" fo:background-color="#ffffff" loext:padding="0cm" loext:border="non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0f1115" loext:opacity="100%" style:font-name="Menlo" fo:font-size="9.75pt" fo:font-style="normal" fo:font-weight="normal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fo:color="#0f1115" loext:opacity="100%" style:font-name="quote-cjk-patch" fo:font-size="16.5pt" fo:font-weight="bold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0f1115" loext:opacity="100%" style:font-name="quote-cjk-patch" fo:font-size="16.5pt" fo:font-weight="bold"/>
    </style:style>
    <style:style style:name="P15" style:family="paragraph" style:parent-style-name="Text_20_body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T1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4" style:family="text">
      <style:text-properties fo:font-variant="normal" fo:text-transform="none" fo:color="#0f1115" loext:opacity="100%" fo:letter-spacing="normal"/>
    </style:style>
    <style:style style:name="T5" style:family="text">
      <style:text-properties fo:color="#383a42" loext:opacity="100%"/>
    </style:style>
    <style:style style:name="T6" style:family="text">
      <style:text-properties style:font-name="Menlo" fo:font-size="9.75pt" fo:font-style="normal" fo:font-weight="normal"/>
    </style:style>
    <style:style style:name="T7" style:family="text">
      <style:text-properties fo:color="#a0a1a7" loext:opacity="100%" style:font-name="Menlo" fo:font-size="9.75pt" fo:font-style="italic" fo:font-weight="normal"/>
    </style:style>
    <style:style style:name="T8" style:family="text">
      <style:text-properties fo:color="#383a42" loext:opacity="100%" style:font-name="Menlo" fo:font-size="9.75pt" fo:font-style="normal" fo:font-weight="normal"/>
    </style:style>
    <style:style style:name="T9" style:family="text">
      <style:text-properties fo:color="#4078f2" loext:opacity="100%" style:font-name="Menlo" fo:font-size="9.75pt" fo:font-style="normal" fo:font-weight="normal"/>
    </style:style>
    <style:style style:name="T10" style:family="text">
      <style:text-properties fo:color="#50a14f" loext:opacity="100%" style:font-name="Menlo" fo:font-size="9.75pt" fo:font-style="normal" fo:font-weight="normal"/>
    </style:style>
    <style:style style:name="T11" style:family="text">
      <style:text-properties fo:color="#b76b01" loext:opacity="100%" style:font-name="Menlo" fo:font-size="9.75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ЧЕК-ЛИСТ ПРИ СОЗДАДАНИИ PIPELINE</text:span></text:span></text:h>
      <text:list text:style-name="L1">
        <text:list-item>
          <text:p text:style-name="P1"><text:span text:style-name="Strong_20_Emphasis"><text:span text:style-name="T2">Agent</text:span></text:span><text:span text:style-name="T3"> - где запускать?</text:span></text:p>
        </text:list-item>
        <text:list-item>
          <text:p text:style-name="P1"><text:span text:style-name="Strong_20_Emphasis"><text:span text:style-name="T2">Tools</text:span></text:span><text:span text:style-name="T3"> - какие инструменты нужны?</text:span></text:p>
        </text:list-item>
        <text:list-item>
          <text:p text:style-name="P1"><text:span text:style-name="Strong_20_Emphasis"><text:span text:style-name="T2">Environment</text:span></text:span><text:span text:style-name="T3"> - какие переменные?</text:span></text:p>
        </text:list-item>
        <text:list-item>
          <text:p text:style-name="P1"><text:span text:style-name="Strong_20_Emphasis"><text:span text:style-name="T2">Parameters</text:span></text:span><text:span text:style-name="T3"> - параметры для ручного запуска?</text:span></text:p>
        </text:list-item>
        <text:list-item>
          <text:p text:style-name="P1"><text:span text:style-name="Strong_20_Emphasis"><text:span text:style-name="T2">Stages</text:span></text:span><text:span text:style-name="T3"> - логические этапы процесса</text:span></text:p>
        </text:list-item>
        <text:list-item>
          <text:p text:style-name="P1"><text:span text:style-name="Strong_20_Emphasis"><text:span text:style-name="T2">Steps</text:span></text:span><text:span text:style-name="T3"> - конкретные команды в каждом этапе</text:span></text:p>
        </text:list-item>
        <text:list-item>
          <text:p text:style-name="P1"><text:span text:style-name="Strong_20_Emphasis"><text:span text:style-name="T2">Post</text:span></text:span><text:span text:style-name="T3"> - действия после завершения</text:span></text:p>
        </text:list-item>
        <text:list-item>
          <text:p text:style-name="P1"><text:span text:style-name="Strong_20_Emphasis"><text:span text:style-name="T2">Error handling</text:span></text:span><text:span text:style-name="T3"> - обработка ошибок</text:span></text:p>
        </text:list-item>
        <text:list-item>
          <text:p text:style-name="P1"><text:span text:style-name="Strong_20_Emphasis"><text:span text:style-name="T2">Artifacts</text:span></text:span><text:span text:style-name="T3"> - что сохранять?</text:span></text:p>
        </text:list-item>
        <text:list-item>
          <text:p text:style-name="P1"><text:span text:style-name="Strong_20_Emphasis"><text:span text:style-name="T2">Notifications</text:span></text:span><text:span text:style-name="T3"> - кого уведомлять?</text:span></text:p>
        </text:list-item>
      </text:list>
      <text:h text:style-name="Heading_20_2" text:outline-level="2"><text:span text:style-name="T4">🎯 </text:span><text:span text:style-name="Strong_20_Emphasis"><text:span text:style-name="T1">Полная аналогия: Фабрика автомобилей</text:span></text:span></text:h>
      <text:p text:style-name="P2">groovy</text:p>
      <text:p text:style-name="P3">pipeline <text:span text:style-name="T5">{</text:span></text:p>
      <text:p text:style-name="P4"><text:s text:c="4"/><text:span text:style-name="T6">agent any <text:s text:c="29"/></text:span><text:span text:style-name="T7">// Фабрика</text:span></text:p>
      <text:p text:style-name="P4"><text:s text:c="4"/><text:span text:style-name="T6">stages </text:span><text:span text:style-name="T8">{</text:span><text:span text:style-name="T6"> <text:s text:c="30"/></text:span><text:span text:style-name="T7">// Производственные цеха</text:span></text:p>
      <text:p text:style-name="P4"><text:s text:c="8"/><text:span text:style-name="T9">stage</text:span><text:span text:style-name="T8">(</text:span><text:span text:style-name="T10">'Сборка кузова'</text:span><text:span text:style-name="T8">)</text:span><text:span text:style-name="T6"> </text:span><text:span text:style-name="T8">{</text:span><text:span text:style-name="T6"> <text:s text:c="10"/></text:span><text:span text:style-name="T7">// Цех 1</text:span></text:p>
      <text:p text:style-name="P4"><text:s text:c="12"/><text:span text:style-name="T6">steps </text:span><text:span text:style-name="T8">{</text:span><text:span text:style-name="T6"> <text:s text:c="23"/></text:span><text:span text:style-name="T7">// Операции в цехе</text:span></text:p>
      <text:p text:style-name="P4"><text:s text:c="16"/><text:span text:style-name="T6">sh </text:span><text:span text:style-name="T10">'сварить_кузов'</text:span><text:span text:style-name="T6"> <text:s text:c="8"/></text:span><text:span text:style-name="T7">// Операция 1</text:span></text:p>
      <text:p text:style-name="P4"><text:s text:c="16"/><text:span text:style-name="T6">sh </text:span><text:span text:style-name="T10">'покрасить_кузов'</text:span><text:span text:style-name="T6"> <text:s text:c="6"/></text:span><text:span text:style-name="T7">// Операция 2</text:span></text:p>
      <text:p text:style-name="P4"><text:s text:c="12"/><text:span text:style-name="T8">}</text:span></text:p>
      <text:p text:style-name="P4"><text:s text:c="8"/><text:span text:style-name="T8">}</text:span></text:p>
      <text:p text:style-name="P4"><text:s text:c="8"/><text:span text:style-name="T9">stage</text:span><text:span text:style-name="T8">(</text:span><text:span text:style-name="T10">'Установка двигателя'</text:span><text:span text:style-name="T8">)</text:span><text:span text:style-name="T6"> </text:span><text:span text:style-name="T8">{</text:span><text:span text:style-name="T6"> <text:s text:c="4"/></text:span><text:span text:style-name="T7">// Цех 2</text:span></text:p>
      <text:p text:style-name="P4"><text:s text:c="12"/><text:span text:style-name="T6">steps </text:span><text:span text:style-name="T8">{</text:span></text:p>
      <text:p text:style-name="P4"><text:s text:c="16"/><text:span text:style-name="T6">sh </text:span><text:span text:style-name="T10">'установить_двигатель'</text:span><text:span text:style-name="T6"> <text:s/></text:span><text:span text:style-name="T7">// Операция 1</text:span></text:p>
      <text:p text:style-name="P4"><text:s text:c="16"/><text:span text:style-name="T6">sh </text:span><text:span text:style-name="T10">'подключить_электрику'</text:span><text:span text:style-name="T6"> <text:s/></text:span><text:span text:style-name="T7">// Операция 2</text:span></text:p>
      <text:p text:style-name="P4"><text:s text:c="12"/><text:span text:style-name="T8">}</text:span></text:p>
      <text:p text:style-name="P4"><text:s text:c="8"/><text:span text:style-name="T8">}</text:span></text:p>
      <text:p text:style-name="P4"><text:s text:c="4"/><text:span text:style-name="T8">}</text:span></text:p>
      <text:p text:style-name="P4"><text:s text:c="4"/><text:span text:style-name="T6">post </text:span><text:span text:style-name="T8">{</text:span><text:span text:style-name="T6"> <text:s text:c="32"/></text:span><text:span text:style-name="T7">// Контроль качества</text:span></text:p>
      <text:p text:style-name="P4"><text:s text:c="8"/><text:span text:style-name="T6">success </text:span><text:span text:style-name="T8">{</text:span></text:p>
      <text:p text:style-name="P4"><text:s text:c="12"/><text:span text:style-name="T6">echo </text:span><text:span text:style-name="T10">'Автомобиль готов!'</text:span><text:span text:style-name="T6"> <text:s text:c="6"/></text:span><text:span text:style-name="T7">// Отправить клиенту</text:span></text:p>
      <text:p text:style-name="P4"><text:s text:c="8"/><text:span text:style-name="T8">}</text:span></text:p>
      <text:p text:style-name="P4"><text:s text:c="8"/><text:span text:style-name="T6">failure </text:span><text:span text:style-name="T8">{</text:span></text:p>
      <text:p text:style-name="P4"><text:s text:c="12"/><text:span text:style-name="T6">echo </text:span><text:span text:style-name="T10">'Брак! На доработку!'</text:span><text:span text:style-name="T6"> <text:s text:c="4"/></text:span><text:span text:style-name="T7">// Отправить в ремонт</text:span></text:p>
      <text:p text:style-name="P4"><text:s text:c="8"/><text:span text:style-name="T8">}</text:span></text:p>
      <text:p text:style-name="P4"><text:s text:c="4"/><text:span text:style-name="T8">}</text:span></text:p>
      <text:p text:style-name="P5">}</text:p>
      <text:p text:style-name="Standard"/>
      <text:p text:style-name="Standard"/>
      <text:p text:style-name="Standard"><text:soft-page-break/></text:p>
      <text:h text:style-name="P6" text:outline-level="1">ШПАРГАЛКА: Jenkins Pipeline Structure</text:h>
      <text:h text:style-name="P7" text:outline-level="2"><text:span text:style-name="T1">1. 📝 </text:span><text:span text:style-name="Strong_20_Emphasis"><text:span text:style-name="T1">ОСНОВНАЯ СТРУКТУРА</text:span></text:span></text:h>
      <text:p text:style-name="P2">groovy</text:p>
      <text:p text:style-name="P3">pipeline <text:span text:style-name="T5">{</text:span></text:p>
      <text:p text:style-name="P8"><text:s text:c="4"/><text:span text:style-name="T6">agent any</text:span></text:p>
      <text:p text:style-name="P4"><text:s text:c="4"/><text:span text:style-name="T6">tools </text:span><text:span text:style-name="T8">{}</text:span></text:p>
      <text:p text:style-name="P4"><text:s text:c="4"/><text:span text:style-name="T6">environment </text:span><text:span text:style-name="T8">{}</text:span></text:p>
      <text:p text:style-name="P4"><text:s text:c="4"/><text:span text:style-name="T6">parameters </text:span><text:span text:style-name="T8">{}</text:span></text:p>
      <text:p text:style-name="P4"><text:s text:c="4"/><text:span text:style-name="T6">stages </text:span><text:span text:style-name="T8">{}</text:span></text:p>
      <text:p text:style-name="P4"><text:s text:c="4"/><text:span text:style-name="T6">post </text:span><text:span text:style-name="T8">{}</text:span></text:p>
      <text:p text:style-name="P5">}</text:p>
      <text:p text:style-name="Horizontal_20_Line"/>
      <text:h text:style-name="P7" text:outline-level="2"><text:span text:style-name="T1">2. 🏗️ </text:span><text:span text:style-name="Strong_20_Emphasis"><text:span text:style-name="T1">AGENT (ГДЕ ВЫПОЛНЯТЬ)</text:span></text:span></text:h>
      <text:p text:style-name="P2">groovy</text:p>
      <text:p text:style-name="P3">agent <text:span text:style-name="T5">{</text:span></text:p>
      <text:p text:style-name="P4"><text:s text:c="4"/><text:span text:style-name="T7">// Вариант 1: Любой доступный агент</text:span></text:p>
      <text:p text:style-name="P8"><text:s text:c="4"/><text:span text:style-name="T6">any</text:span></text:p>
      <text:p text:style-name="P8"><text:s text:c="4"/></text:p>
      <text:p text:style-name="P4"><text:s text:c="4"/><text:span text:style-name="T7">// Вариант 2: Конкретный агент по label</text:span></text:p>
      <text:p text:style-name="P4"><text:s text:c="4"/><text:span text:style-name="T6">node </text:span><text:span text:style-name="T8">{</text:span></text:p>
      <text:p text:style-name="P4"><text:s text:c="8"/><text:span text:style-name="T6">label </text:span><text:span text:style-name="T10">'linux-java11'</text:span></text:p>
      <text:p text:style-name="P4"><text:s text:c="4"/><text:span text:style-name="T8">}</text:span></text:p>
      <text:p text:style-name="P8"><text:s text:c="4"/></text:p>
      <text:p text:style-name="P4"><text:s text:c="4"/><text:span text:style-name="T7">// Вариант 3: Docker-контейнер</text:span></text:p>
      <text:p text:style-name="P4"><text:s text:c="4"/><text:span text:style-name="T6">docker </text:span><text:span text:style-name="T8">{</text:span></text:p>
      <text:p text:style-name="P4"><text:s text:c="8"/><text:span text:style-name="T6">image </text:span><text:span text:style-name="T10">'maven:3.8.1-openjdk-11'</text:span></text:p>
      <text:p text:style-name="P4"><text:s text:c="4"/><text:span text:style-name="T8">}</text:span></text:p>
      <text:p text:style-name="P5">}</text:p>
      <text:p text:style-name="P9"><text:span text:style-name="Strong_20_Emphasis"><text:span text:style-name="T2">Пояснение:</text:span></text:span><text:span text:style-name="T3"> Определяет где запускать pipeline</text:span></text:p>
      <text:p text:style-name="Horizontal_20_Line"/>
      <text:h text:style-name="P7" text:outline-level="2"><text:soft-page-break/><text:span text:style-name="T1">3. ⚙️ </text:span><text:span text:style-name="Strong_20_Emphasis"><text:span text:style-name="T1">TOOLS (ИНСТРУМЕНТЫ)</text:span></text:span></text:h>
      <text:p text:style-name="P2">groovy</text:p>
      <text:p text:style-name="P3">tools <text:span text:style-name="T5">{</text:span></text:p>
      <text:p text:style-name="P4"><text:s text:c="4"/><text:span text:style-name="T7">// Установленные в Jenkins инструменты</text:span></text:p>
      <text:p text:style-name="P4"><text:s text:c="4"/><text:span text:style-name="T6">maven </text:span><text:span text:style-name="T10">'Maven 3.8.1'</text:span></text:p>
      <text:p text:style-name="P4"><text:s text:c="4"/><text:span text:style-name="T6">jdk </text:span><text:span text:style-name="T10">'JDK 11'</text:span></text:p>
      <text:p text:style-name="P4"><text:s text:c="4"/><text:span text:style-name="T6">gradle </text:span><text:span text:style-name="T10">'Gradle 7.4'</text:span></text:p>
      <text:p text:style-name="P5">}</text:p>
      <text:p text:style-name="P9"><text:span text:style-name="Strong_20_Emphasis"><text:span text:style-name="T2">Пояснение:</text:span></text:span><text:span text:style-name="T3"> Автоматическая установка и настройка инструментов</text:span></text:p>
      <text:p text:style-name="Horizontal_20_Line"/>
      <text:h text:style-name="P7" text:outline-level="2"><text:span text:style-name="T1">4. 🌍 </text:span><text:span text:style-name="Strong_20_Emphasis"><text:span text:style-name="T1">ENVIRONMENT (ПЕРЕМЕННЫЕ СРЕДЫ)</text:span></text:span></text:h>
      <text:p text:style-name="P2">groovy</text:p>
      <text:p text:style-name="P3">environment <text:span text:style-name="T5">{</text:span></text:p>
      <text:p text:style-name="P4"><text:s text:c="4"/><text:span text:style-name="T7">// Константы</text:span></text:p>
      <text:p text:style-name="P4"><text:s text:c="4"/><text:span text:style-name="T6">PROJECT_VERSION </text:span><text:span text:style-name="T9">=</text:span><text:span text:style-name="T6"> </text:span><text:span text:style-name="T10">'1.0.0'</text:span></text:p>
      <text:p text:style-name="P4"><text:s text:c="4"/><text:span text:style-name="T6">DEPLOY_ENV </text:span><text:span text:style-name="T9">=</text:span><text:span text:style-name="T6"> </text:span><text:span text:style-name="T10">'production'</text:span></text:p>
      <text:p text:style-name="P8"><text:s text:c="4"/></text:p>
      <text:p text:style-name="P4"><text:s text:c="4"/><text:span text:style-name="T7">// Секреты (из Jenkins Credentials)</text:span></text:p>
      <text:p text:style-name="P4"><text:s text:c="4"/><text:span text:style-name="T6">AWS_ACCESS_KEY </text:span><text:span text:style-name="T9">=</text:span><text:span text:style-name="T6"> </text:span><text:span text:style-name="T9">credentials</text:span><text:span text:style-name="T8">(</text:span><text:span text:style-name="T10">'aws-access-key'</text:span><text:span text:style-name="T8">)</text:span></text:p>
      <text:p text:style-name="P4"><text:s text:c="4"/><text:span text:style-name="T6">DB_PASSWORD </text:span><text:span text:style-name="T9">=</text:span><text:span text:style-name="T6"> </text:span><text:span text:style-name="T9">credentials</text:span><text:span text:style-name="T8">(</text:span><text:span text:style-name="T10">'db-password'</text:span><text:span text:style-name="T8">)</text:span></text:p>
      <text:p text:style-name="P5">}</text:p>
      <text:p text:style-name="P9"><text:span text:style-name="Strong_20_Emphasis"><text:span text:style-name="T2">Пояснение:</text:span></text:span><text:span text:style-name="T3"> Установка переменных окружения</text:span></text:p>
      <text:p text:style-name="Horizontal_20_Line"/>
      <text:h text:style-name="P7" text:outline-level="2"><text:span text:style-name="T1">5. 📋 </text:span><text:span text:style-name="Strong_20_Emphasis"><text:span text:style-name="T1">PARAMETERS (ПАРАМЕТРЫ СБОРКИ)</text:span></text:span></text:h>
      <text:p text:style-name="P2">groovy</text:p>
      <text:p text:style-name="P3">parameters <text:span text:style-name="T5">{</text:span></text:p>
      <text:p text:style-name="P4"><text:s text:c="4"/><text:span text:style-name="T7">// Строковый параметр</text:span></text:p>
      <text:p text:style-name="P4"><text:s text:c="4"/><text:span text:style-name="T9">string</text:span><text:span text:style-name="T8">(</text:span><text:span text:style-name="T6">name</text:span><text:span text:style-name="T8">:</text:span><text:span text:style-name="T6"> </text:span><text:span text:style-name="T10">'BRANCH'</text:span><text:span text:style-name="T8">,</text:span><text:span text:style-name="T6"> defaultValue</text:span><text:span text:style-name="T8">:</text:span><text:span text:style-name="T6"> </text:span><text:span text:style-name="T10">'main'</text:span><text:span text:style-name="T8">,</text:span><text:span text:style-name="T6"> description</text:span><text:span text:style-name="T8">:</text:span><text:span text:style-name="T6"> </text:span><text:span text:style-name="T10">'Git branch'</text:span><text:span text:style-name="T8">)</text:span></text:p>
      <text:p text:style-name="P8"><text:s text:c="4"/></text:p>
      <text:p text:style-name="P4"><text:s text:c="4"/><text:span text:style-name="T7">// Выбор из списка</text:span></text:p>
      <text:p text:style-name="P4"><text:s text:c="4"/><text:span text:style-name="T9">choice</text:span><text:span text:style-name="T8">(</text:span><text:span text:style-name="T6">name</text:span><text:span text:style-name="T8">:</text:span><text:span text:style-name="T6"> </text:span><text:span text:style-name="T10">'ENVIRONMENT'</text:span><text:span text:style-name="T8">,</text:span><text:span text:style-name="T6"> choices</text:span><text:span text:style-name="T8">:</text:span><text:span text:style-name="T6"> </text:span><text:span text:style-name="T8">[</text:span><text:span text:style-name="T10">'dev'</text:span><text:span text:style-name="T8">,</text:span><text:span text:style-name="T6"> </text:span><text:span text:style-name="T10">'staging'</text:span><text:span text:style-name="T8">,</text:span><text:span text:style-name="T6"> </text:span><text:span text:style-name="T10">'prod'</text:span><text:span text:style-name="T8">],</text:span><text:span text:style-name="T6"> description</text:span><text:span text:style-name="T8">:</text:span><text:span text:style-name="T6"> </text:span><text:span text:style-name="T10">'Deploy env'</text:span><text:span text:style-name="T8">)</text:span></text:p>
      <text:p text:style-name="P8"><text:s text:c="4"/></text:p>
      <text:p text:style-name="P4"><text:soft-page-break/><text:s text:c="4"/><text:span text:style-name="T7">// Boolean-параметр</text:span></text:p>
      <text:p text:style-name="P4"><text:s text:c="4"/><text:span text:style-name="T9">booleanParam</text:span><text:span text:style-name="T8">(</text:span><text:span text:style-name="T6">name</text:span><text:span text:style-name="T8">:</text:span><text:span text:style-name="T6"> </text:span><text:span text:style-name="T10">'RUN_TESTS'</text:span><text:span text:style-name="T8">,</text:span><text:span text:style-name="T6"> defaultValue</text:span><text:span text:style-name="T8">:</text:span><text:span text:style-name="T6"> </text:span><text:span text:style-name="T11">true</text:span><text:span text:style-name="T8">,</text:span><text:span text:style-name="T6"> description</text:span><text:span text:style-name="T8">:</text:span><text:span text:style-name="T6"> </text:span><text:span text:style-name="T10">'Run tests?'</text:span><text:span text:style-name="T8">)</text:span></text:p>
      <text:p text:style-name="P5">}</text:p>
      <text:p text:style-name="P9"><text:span text:style-name="Strong_20_Emphasis"><text:span text:style-name="T2">Пояснение:</text:span></text:span><text:span text:style-name="T3"> Параметры для ручного запуска pipeline</text:span></text:p>
      <text:p text:style-name="Horizontal_20_Line"/>
      <text:h text:style-name="P7" text:outline-level="2"><text:span text:style-name="T1">6. 🎯 </text:span><text:span text:style-name="Strong_20_Emphasis"><text:span text:style-name="T1">STAGES → STAGE (ЭТАПЫ)</text:span></text:span></text:h>
      <text:p text:style-name="P2">groovy</text:p>
      <text:p text:style-name="P3">stages <text:span text:style-name="T5">{</text:span></text:p>
      <text:p text:style-name="P4"><text:s text:c="4"/><text:span text:style-name="T7">// Каждый stage - логический этап</text:span></text:p>
      <text:p text:style-name="P4"><text:s text:c="4"/><text:span text:style-name="T9">stage</text:span><text:span text:style-name="T8">(</text:span><text:span text:style-name="T10">'Checkout Code'</text:span><text:span text:style-name="T8">)</text:span><text:span text:style-name="T6"> </text:span><text:span text:style-name="T8">{</text:span><text:span text:style-name="T6"> </text:span><text:span text:style-name="T8">...</text:span><text:span text:style-name="T6"> </text:span><text:span text:style-name="T8">}</text:span></text:p>
      <text:p text:style-name="P4"><text:s text:c="4"/><text:span text:style-name="T9">stage</text:span><text:span text:style-name="T8">(</text:span><text:span text:style-name="T10">'Build'</text:span><text:span text:style-name="T8">)</text:span><text:span text:style-name="T6"> </text:span><text:span text:style-name="T8">{</text:span><text:span text:style-name="T6"> </text:span><text:span text:style-name="T8">...</text:span><text:span text:style-name="T6"> </text:span><text:span text:style-name="T8">}</text:span></text:p>
      <text:p text:style-name="P4"><text:s text:c="4"/><text:span text:style-name="T9">stage</text:span><text:span text:style-name="T8">(</text:span><text:span text:style-name="T10">'Test'</text:span><text:span text:style-name="T8">)</text:span><text:span text:style-name="T6"> </text:span><text:span text:style-name="T8">{</text:span><text:span text:style-name="T6"> </text:span><text:span text:style-name="T8">...</text:span><text:span text:style-name="T6"> </text:span><text:span text:style-name="T8">}</text:span></text:p>
      <text:p text:style-name="P4"><text:s text:c="4"/><text:span text:style-name="T9">stage</text:span><text:span text:style-name="T8">(</text:span><text:span text:style-name="T10">'Deploy'</text:span><text:span text:style-name="T8">)</text:span><text:span text:style-name="T6"> </text:span><text:span text:style-name="T8">{</text:span><text:span text:style-name="T6"> </text:span><text:span text:style-name="T8">...</text:span><text:span text:style-name="T6"> </text:span><text:span text:style-name="T8">}</text:span></text:p>
      <text:p text:style-name="P5">}</text:p>
      <text:p text:style-name="Horizontal_20_Line"/>
      <text:h text:style-name="P7" text:outline-level="2"><text:span text:style-name="T1">7. 🛠️ </text:span><text:span text:style-name="Strong_20_Emphasis"><text:span text:style-name="T1">STEPS (ШАГИ ВНУТРИ STAGE)</text:span></text:span></text:h>
      <text:p text:style-name="P2">groovy</text:p>
      <text:p text:style-name="P3">steps <text:span text:style-name="T5">{</text:span></text:p>
      <text:p text:style-name="P4"><text:s text:c="4"/><text:span text:style-name="T7">// 1. Shell команды</text:span></text:p>
      <text:p text:style-name="P4"><text:s text:c="4"/><text:span text:style-name="T6">sh </text:span><text:span text:style-name="T10">'echo "Hello World"'</text:span></text:p>
      <text:p text:style-name="P4"><text:s text:c="4"/><text:span text:style-name="T6">sh </text:span><text:span text:style-name="T10">'./gradlew build'</text:span></text:p>
      <text:p text:style-name="P4"><text:s text:c="4"/><text:span text:style-name="T6">bat </text:span><text:span text:style-name="T10">'echo "Windows command"'</text:span></text:p>
      <text:p text:style-name="P8"><text:s text:c="4"/></text:p>
      <text:p text:style-name="P4"><text:s text:c="4"/><text:span text:style-name="T7">// 2. Работа с Git</text:span></text:p>
      <text:p text:style-name="P8"><text:s text:c="4"/><text:span text:style-name="T6">checkout scm</text:span></text:p>
      <text:p text:style-name="P4"><text:s text:c="4"/><text:span text:style-name="T6">git branch</text:span><text:span text:style-name="T8">:</text:span><text:span text:style-name="T6"> </text:span><text:span text:style-name="T10">'main'</text:span><text:span text:style-name="T8">,</text:span><text:span text:style-name="T6"> url</text:span><text:span text:style-name="T8">:</text:span><text:span text:style-name="T6"> </text:span><text:span text:style-name="T10">'https://github.com/user/repo.git'</text:span></text:p>
      <text:p text:style-name="P8"><text:s text:c="4"/></text:p>
      <text:p text:style-name="P4"><text:s text:c="4"/><text:span text:style-name="T7">// 3. Сообщения</text:span></text:p>
      <text:p text:style-name="P4"><text:s text:c="4"/><text:span text:style-name="T6">echo </text:span><text:span text:style-name="T10">'Building project...'</text:span></text:p>
      <text:p text:style-name="P8"><text:s text:c="4"/></text:p>
      <text:p text:style-name="P4"><text:s text:c="4"/><text:span text:style-name="T7">// 4. Архивация артефактов</text:span></text:p>
      <text:p text:style-name="P4"><text:s text:c="4"/><text:span text:style-name="T6">archiveArtifacts artifacts</text:span><text:span text:style-name="T8">:</text:span><text:span text:style-name="T6"> </text:span><text:span text:style-name="T10">'target/*.jar'</text:span><text:span text:style-name="T8">,</text:span><text:span text:style-name="T6"> fingerprint</text:span><text:span text:style-name="T8">:</text:span><text:span text:style-name="T6"> </text:span><text:span text:style-name="T11">true</text:span></text:p>
      <text:p text:style-name="P8"><text:s text:c="4"/></text:p>
      <text:p text:style-name="P4"><text:s text:c="4"/><text:span text:style-name="T7">// 5. Запись результатов тестов</text:span></text:p>
      <text:p text:style-name="P4"><text:s text:c="4"/><text:span text:style-name="T6">junit </text:span><text:span text:style-name="T10">'target/surefire-reports/*.xml'</text:span></text:p>
      <text:p text:style-name="P8"><text:s text:c="4"/></text:p>
      <text:p text:style-name="P4"><text:soft-page-break/><text:s text:c="4"/><text:span text:style-name="T7">// 6. Уведомления</text:span></text:p>
      <text:p text:style-name="P4"><text:s text:c="4"/><text:span text:style-name="T6">mail to</text:span><text:span text:style-name="T8">:</text:span><text:span text:style-name="T6"> </text:span><text:span text:style-name="T10">'team@company.com'</text:span><text:span text:style-name="T8">,</text:span><text:span text:style-name="T6"> subject</text:span><text:span text:style-name="T8">:</text:span><text:span text:style-name="T6"> </text:span><text:span text:style-name="T10">'Build Failed'</text:span><text:span text:style-name="T8">,</text:span><text:span text:style-name="T6"> body</text:span><text:span text:style-name="T8">:</text:span><text:span text:style-name="T6"> </text:span><text:span text:style-name="T10">'Check Jenkins'</text:span></text:p>
      <text:p text:style-name="P5">}</text:p>
      <text:p text:style-name="Horizontal_20_Line"/>
      <text:h text:style-name="P7" text:outline-level="2"><text:span text:style-name="T1">8. 📊 </text:span><text:span text:style-name="Strong_20_Emphasis"><text:span text:style-name="T1">POST (ДЕЙСТВИЯ ПОСЛЕ СБОРКИ)</text:span></text:span></text:h>
      <text:p text:style-name="P2">groovy</text:p>
      <text:p text:style-name="P3">post <text:span text:style-name="T5">{</text:span></text:p>
      <text:p text:style-name="P4"><text:s text:c="4"/><text:span text:style-name="T7">// В зависимости от результата</text:span></text:p>
      <text:p text:style-name="P4"><text:s text:c="4"/><text:span text:style-name="T6">always </text:span><text:span text:style-name="T8">{</text:span></text:p>
      <text:p text:style-name="P4"><text:s text:c="8"/><text:span text:style-name="T6">echo </text:span><text:span text:style-name="T10">'Pipeline completed'</text:span></text:p>
      <text:p text:style-name="P4"><text:s text:c="8"/><text:span text:style-name="T9">cleanWs</text:span><text:span text:style-name="T8">()</text:span><text:span text:style-name="T6"> </text:span><text:span text:style-name="T7">// Очистка workspace</text:span></text:p>
      <text:p text:style-name="P4"><text:s text:c="4"/><text:span text:style-name="T8">}</text:span></text:p>
      <text:p text:style-name="P4"><text:s text:c="4"/><text:span text:style-name="T6">success </text:span><text:span text:style-name="T8">{</text:span></text:p>
      <text:p text:style-name="P4"><text:s text:c="8"/><text:span text:style-name="T6">echo </text:span><text:span text:style-name="T10">'🎉 Build successful!'</text:span></text:p>
      <text:p text:style-name="P4"><text:s text:c="8"/><text:span text:style-name="T6">archiveArtifacts artifacts</text:span><text:span text:style-name="T8">:</text:span><text:span text:style-name="T6"> </text:span><text:span text:style-name="T10">'build/libs/*.jar'</text:span></text:p>
      <text:p text:style-name="P4"><text:s text:c="4"/><text:span text:style-name="T8">}</text:span></text:p>
      <text:p text:style-name="P4"><text:s text:c="4"/><text:span text:style-name="T6">failure </text:span><text:span text:style-name="T8">{</text:span></text:p>
      <text:p text:style-name="P4"><text:s text:c="8"/><text:span text:style-name="T6">echo </text:span><text:span text:style-name="T10">'❌ Build failed!'</text:span></text:p>
      <text:p text:style-name="P4"><text:s text:c="8"/><text:span text:style-name="T6">emailext subject</text:span><text:span text:style-name="T8">:</text:span><text:span text:style-name="T6"> </text:span><text:span text:style-name="T10">'BUILD FAILED'</text:span><text:span text:style-name="T8">,</text:span><text:span text:style-name="T6"> body</text:span><text:span text:style-name="T8">:</text:span><text:span text:style-name="T6"> </text:span><text:span text:style-name="T10">'Check ${BUILD_URL}'</text:span></text:p>
      <text:p text:style-name="P4"><text:s text:c="4"/><text:span text:style-name="T8">}</text:span></text:p>
      <text:p text:style-name="P4"><text:s text:c="4"/><text:span text:style-name="T6">unstable </text:span><text:span text:style-name="T8">{</text:span></text:p>
      <text:p text:style-name="P4"><text:s text:c="8"/><text:span text:style-name="T6">echo </text:span><text:span text:style-name="T10">'⚠️ Build unstable (test failures)'</text:span></text:p>
      <text:p text:style-name="P4"><text:s text:c="4"/><text:span text:style-name="T8">}</text:span></text:p>
      <text:p text:style-name="P5">}</text:p>
      <text:p text:style-name="Horizontal_20_Line"/>
      <text:h text:style-name="P7" text:outline-level="2"><text:span text:style-name="T1">9. 🎨 </text:span><text:span text:style-name="Strong_20_Emphasis"><text:span text:style-name="T1">ПОЛНЫЙ ПРИМЕР-ШАБЛОН</text:span></text:span></text:h>
      <text:p text:style-name="P2">groovy</text:p>
      <text:p text:style-name="P3">pipeline <text:span text:style-name="T5">{</text:span></text:p>
      <text:p text:style-name="P8"><text:s text:c="4"/><text:span text:style-name="T6">agent any</text:span></text:p>
      <text:p text:style-name="P8"><text:s text:c="4"/></text:p>
      <text:p text:style-name="P4"><text:s text:c="4"/><text:span text:style-name="T6">parameters </text:span><text:span text:style-name="T8">{</text:span></text:p>
      <text:p text:style-name="P4"><text:s text:c="8"/><text:span text:style-name="T9">choice</text:span><text:span text:style-name="T8">(</text:span><text:span text:style-name="T6">name</text:span><text:span text:style-name="T8">:</text:span><text:span text:style-name="T6"> </text:span><text:span text:style-name="T10">'DEPLOY_TO'</text:span><text:span text:style-name="T8">,</text:span><text:span text:style-name="T6"> choices</text:span><text:span text:style-name="T8">:</text:span><text:span text:style-name="T6"> </text:span><text:span text:style-name="T8">[</text:span><text:span text:style-name="T10">'dev'</text:span><text:span text:style-name="T8">,</text:span><text:span text:style-name="T6"> </text:span><text:span text:style-name="T10">'prod'</text:span><text:span text:style-name="T8">],</text:span><text:span text:style-name="T6"> description</text:span><text:span text:style-name="T8">:</text:span><text:span text:style-name="T6"> </text:span><text:span text:style-name="T10">'Environment'</text:span><text:span text:style-name="T8">)</text:span></text:p>
      <text:p text:style-name="P4"><text:s text:c="4"/><text:span text:style-name="T8">}</text:span></text:p>
      <text:p text:style-name="P8"><text:s text:c="4"/></text:p>
      <text:p text:style-name="P4"><text:s text:c="4"/><text:span text:style-name="T6">environment </text:span><text:span text:style-name="T8">{</text:span></text:p>
      <text:p text:style-name="P4"><text:s text:c="8"/><text:span text:style-name="T6">VERSION </text:span><text:span text:style-name="T9">=</text:span><text:span text:style-name="T6"> </text:span><text:span text:style-name="T10">'1.0.0'</text:span></text:p>
      <text:p text:style-name="P4"><text:s text:c="4"/><text:span text:style-name="T8">}</text:span></text:p>
      <text:p text:style-name="P8"><text:soft-page-break/><text:s text:c="4"/></text:p>
      <text:p text:style-name="P4"><text:s text:c="4"/><text:span text:style-name="T6">stages </text:span><text:span text:style-name="T8">{</text:span></text:p>
      <text:p text:style-name="P4"><text:s text:c="8"/><text:span text:style-name="T9">stage</text:span><text:span text:style-name="T8">(</text:span><text:span text:style-name="T10">'Checkout'</text:span><text:span text:style-name="T8">)</text:span><text:span text:style-name="T6"> </text:span><text:span text:style-name="T8">{</text:span></text:p>
      <text:p text:style-name="P4"><text:s text:c="12"/><text:span text:style-name="T6">steps </text:span><text:span text:style-name="T8">{</text:span></text:p>
      <text:p text:style-name="P8"><text:s text:c="16"/><text:span text:style-name="T6">checkout scm</text:span></text:p>
      <text:p text:style-name="P4"><text:s text:c="16"/><text:span text:style-name="T6">sh </text:span><text:span text:style-name="T10">'git log -1 --oneline'</text:span></text:p>
      <text:p text:style-name="P4"><text:s text:c="12"/><text:span text:style-name="T8">}</text:span></text:p>
      <text:p text:style-name="P4"><text:s text:c="8"/><text:span text:style-name="T8">}</text:span></text:p>
      <text:p text:style-name="P8"><text:s text:c="8"/></text:p>
      <text:p text:style-name="P4"><text:s text:c="8"/><text:span text:style-name="T9">stage</text:span><text:span text:style-name="T8">(</text:span><text:span text:style-name="T10">'Build'</text:span><text:span text:style-name="T8">)</text:span><text:span text:style-name="T6"> </text:span><text:span text:style-name="T8">{</text:span></text:p>
      <text:p text:style-name="P4"><text:s text:c="12"/><text:span text:style-name="T6">steps </text:span><text:span text:style-name="T8">{</text:span></text:p>
      <text:p text:style-name="P4"><text:s text:c="16"/><text:span text:style-name="T6">sh </text:span><text:span text:style-name="T10">'./gradlew clean build -x test'</text:span></text:p>
      <text:p text:style-name="P4"><text:s text:c="16"/><text:span text:style-name="T6">archiveArtifacts artifacts</text:span><text:span text:style-name="T8">:</text:span><text:span text:style-name="T6"> </text:span><text:span text:style-name="T10">'build/libs/*.jar'</text:span></text:p>
      <text:p text:style-name="P4"><text:s text:c="12"/><text:span text:style-name="T8">}</text:span></text:p>
      <text:p text:style-name="P4"><text:s text:c="8"/><text:span text:style-name="T8">}</text:span></text:p>
      <text:p text:style-name="P8"><text:s text:c="8"/></text:p>
      <text:p text:style-name="P4"><text:s text:c="8"/><text:span text:style-name="T9">stage</text:span><text:span text:style-name="T8">(</text:span><text:span text:style-name="T10">'Test'</text:span><text:span text:style-name="T8">)</text:span><text:span text:style-name="T6"> </text:span><text:span text:style-name="T8">{</text:span></text:p>
      <text:p text:style-name="P4"><text:s text:c="12"/><text:span text:style-name="T6">steps </text:span><text:span text:style-name="T8">{</text:span></text:p>
      <text:p text:style-name="P4"><text:s text:c="16"/><text:span text:style-name="T6">sh </text:span><text:span text:style-name="T10">'./gradlew test'</text:span></text:p>
      <text:p text:style-name="P4"><text:s text:c="16"/><text:span text:style-name="T6">junit </text:span><text:span text:style-name="T10">'build/test-results/**/*.xml'</text:span></text:p>
      <text:p text:style-name="P4"><text:s text:c="12"/><text:span text:style-name="T8">}</text:span></text:p>
      <text:p text:style-name="P4"><text:s text:c="8"/><text:span text:style-name="T8">}</text:span></text:p>
      <text:p text:style-name="P8"><text:s text:c="8"/></text:p>
      <text:p text:style-name="P4"><text:s text:c="8"/><text:span text:style-name="T9">stage</text:span><text:span text:style-name="T8">(</text:span><text:span text:style-name="T10">'Deploy'</text:span><text:span text:style-name="T8">)</text:span><text:span text:style-name="T6"> </text:span><text:span text:style-name="T8">{</text:span></text:p>
      <text:p text:style-name="P4"><text:s text:c="12"/><text:span text:style-name="T6">when </text:span><text:span text:style-name="T8">{</text:span></text:p>
      <text:p text:style-name="P4"><text:s text:c="16"/><text:span text:style-name="T6">expression </text:span><text:span text:style-name="T8">{</text:span><text:span text:style-name="T6"> params</text:span><text:span text:style-name="T8">.</text:span><text:span text:style-name="T6">DEPLOY_TO </text:span><text:span text:style-name="T9">!=</text:span><text:span text:style-name="T6"> </text:span><text:span text:style-name="T10">'none'</text:span><text:span text:style-name="T6"> </text:span><text:span text:style-name="T8">}</text:span></text:p>
      <text:p text:style-name="P4"><text:s text:c="12"/><text:span text:style-name="T8">}</text:span></text:p>
      <text:p text:style-name="P4"><text:s text:c="12"/><text:span text:style-name="T6">steps </text:span><text:span text:style-name="T8">{</text:span></text:p>
      <text:p text:style-name="P4"><text:s text:c="16"/><text:span text:style-name="T6">sh </text:span><text:span text:style-name="T10">"./deploy.sh </text:span><text:span text:style-name="T8">${</text:span><text:span text:style-name="T6">params</text:span><text:span text:style-name="T8">.</text:span><text:span text:style-name="T6">DEPLOY_TO</text:span><text:span text:style-name="T8">}</text:span><text:span text:style-name="T10">"</text:span></text:p>
      <text:p text:style-name="P4"><text:s text:c="12"/><text:span text:style-name="T8">}</text:span></text:p>
      <text:p text:style-name="P4"><text:s text:c="8"/><text:span text:style-name="T8">}</text:span></text:p>
      <text:p text:style-name="P4"><text:s text:c="4"/><text:span text:style-name="T8">}</text:span></text:p>
      <text:p text:style-name="P8"><text:s text:c="4"/></text:p>
      <text:p text:style-name="P4"><text:s text:c="4"/><text:span text:style-name="T6">post </text:span><text:span text:style-name="T8">{</text:span></text:p>
      <text:p text:style-name="P4"><text:s text:c="8"/><text:span text:style-name="T6">always </text:span><text:span text:style-name="T8">{</text:span></text:p>
      <text:p text:style-name="P4"><text:s text:c="12"/><text:span text:style-name="T6">junit </text:span><text:span text:style-name="T10">'build/test-results/**/*.xml'</text:span></text:p>
      <text:p text:style-name="P4"><text:s text:c="12"/><text:span text:style-name="T9">cleanWs</text:span><text:span text:style-name="T8">()</text:span></text:p>
      <text:p text:style-name="P4"><text:s text:c="8"/><text:span text:style-name="T8">}</text:span></text:p>
      <text:p text:style-name="P4"><text:s text:c="8"/><text:span text:style-name="T6">success </text:span><text:span text:style-name="T8">{</text:span></text:p>
      <text:p text:style-name="P4"><text:s text:c="12"/><text:span text:style-name="T6">echo </text:span><text:span text:style-name="T10">'✅ All stages completed successfully!'</text:span></text:p>
      <text:p text:style-name="P4"><text:s text:c="8"/><text:span text:style-name="T8">}</text:span></text:p>
      <text:p text:style-name="P4"><text:s text:c="4"/><text:span text:style-name="T8">}</text:span></text:p>
      <text:p text:style-name="P5">}</text:p>
      <text:p text:style-name="Horizontal_20_Line"/>
      <text:h text:style-name="P7" text:outline-level="2"><text:soft-page-break/><text:span text:style-name="Strong_20_Emphasis"><text:span text:style-name="T1">БЫСТРЫЙ СТАРТ</text:span></text:span></text:h>
      <text:p text:style-name="P10">groovy</text:p>
      <text:p text:style-name="P11">// Минимальный рабочий pipeline</text:p>
      <text:p text:style-name="P12">pipeline <text:span text:style-name="T5">{</text:span></text:p>
      <text:p text:style-name="P13"><text:s text:c="4"/><text:span text:style-name="T6">agent any</text:span></text:p>
      <text:p text:style-name="P14"><text:s text:c="4"/><text:span text:style-name="T6">stages </text:span><text:span text:style-name="T8">{</text:span></text:p>
      <text:p text:style-name="P14"><text:s text:c="8"/><text:span text:style-name="T9">stage</text:span><text:span text:style-name="T8">(</text:span><text:span text:style-name="T10">'Build'</text:span><text:span text:style-name="T8">)</text:span><text:span text:style-name="T6"> </text:span><text:span text:style-name="T8">{</text:span></text:p>
      <text:p text:style-name="P14"><text:s text:c="12"/><text:span text:style-name="T6">steps </text:span><text:span text:style-name="T8">{</text:span></text:p>
      <text:p text:style-name="P14"><text:s text:c="16"/><text:span text:style-name="T6">sh </text:span><text:span text:style-name="T10">'echo "Hello Jenkins!"'</text:span></text:p>
      <text:p text:style-name="P14"><text:s text:c="12"/><text:span text:style-name="T8">}</text:span></text:p>
      <text:p text:style-name="P14"><text:s text:c="8"/><text:span text:style-name="T8">}</text:span></text:p>
      <text:p text:style-name="P14"><text:s text:c="4"/><text:span text:style-name="T8">}</text:span></text:p>
      <text:p text:style-name="P5">}</text:p>
      <text:p text:style-name="P15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23:45:11.578382000</meta:creation-date>
    <dc:date>2025-09-24T23:51:30.572877500</dc:date>
    <meta:editing-duration>PT6M19S</meta:editing-duration>
    <meta:editing-cycles>1</meta:editing-cycles>
    <meta:document-statistic meta:table-count="0" meta:image-count="0" meta:object-count="0" meta:page-count="7" meta:paragraph-count="221" meta:word-count="617" meta:character-count="5222" meta:non-whitespace-character-count="3558"/>
    <meta:generator>LibreOffice/25.2.5.2$Windows_X86_64 LibreOffice_project/03d19516eb2e1dd5d4ccd751a0d6f35f35e08022</meta:generator>
  </office:meta>
</office:document-meta>
</file>